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2T18:21:00.477000000</meta:creation-date>
    <meta:generator>LibreOffice/5.3.0.3$Windows_X86_64 LibreOffice_project/7074905676c47b82bbcfbea1aeefc84afe1c50e1</meta:generator>
    <meta:editing-cycles>1</meta:editing-cycles>
    <meta:editing-duration>PT2M25S</meta:editing-duration>
    <meta:keyword>patricioleonm@gmail.com</meta:keyword>
    <dc:title>Blank Template</dc:title>
    <dc:date>2018-10-16T21:01:56.908000000</dc:date>
    <meta:document-statistic meta:object-count="25"/>
  </office:meta>
</office:document-meta>
</file>